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2f3623" style:font-size-asian="10pt" style:font-size-complex="10pt"/>
    </style:style>
    <style:style style:name="P2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2c49de" style:font-size-asian="14pt" style:font-size-complex="14pt"/>
    </style:style>
    <style:style style:name="P6" style:family="paragraph" style:parent-style-name="Standard">
      <style:text-properties fo:font-size="14pt" officeooo:paragraph-rsid="002c49de" style:font-size-asian="14pt" style:font-size-complex="14pt"/>
    </style:style>
    <style:style style:name="P7" style:family="paragraph" style:parent-style-name="Standard">
      <style:text-properties fo:font-size="14pt" officeooo:paragraph-rsid="002c8e4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paragraph-rsid="002c49d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text-properties fo:font-size="14pt" officeooo:paragraph-rsid="00346ee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346ee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9de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1fc47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2c49d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text:tab/><text:tab/><text:tab/></text:p>
      <text:p text:style-name="P3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3"/>
      <text:p text:style-name="P3"/>
      <text:p text:style-name="P3"/>
      <text:p text:style-name="P9"><text:span text:style-name="T1">ΘΕΜΑ</text:span>: <text:span text:style-name="T6">Χορήγηση κανονικής άδειας</text:span></text:p>
      <text:p text:style-name="P3"/>
      <text:p text:style-name="P3"/>
      <text:p text:style-name="P6">1.Συνολικός χρόνος υπηρεσίας: <text:span text:style-name="T1">____________________________</text:span></text:p>
      <text:p text:style-name="P3"/>
      <text:p text:style-name="P6">2.Χορηγηθείσα κανονική άδεια τρέχοντος ημερολογιακού έτους : <text:span text:style-name="T1">___________________________________</text:span>.</text:p>
      <text:p text:style-name="P3"/>
      <text:p text:style-name="P3"/>
      <text:p text:style-name="P3"/>
      <text:p text:style-name="P10">ΠΡΟΣ</text:p>
      <text:p text:style-name="P3"/>
      <text:p text:style-name="P3"/>
      <text:p text:style-name="P3">Τον κ. Δ/ντή <text:s/>του <text:span text:style-name="T9">1ου ΕΠΑΛ Μοιρών</text:span></text:p>
      <text:p text:style-name="P3"/>
      <text:p text:style-name="P5">Παρακαλώ να μου χορηγήσετε <text:span text:style-name="T7">κανονική</text:span> άδεια βάσει του άρθρου 48 &amp; 49 Ν.3528/9-02-2007, ΦΕΚ 26/9-02/2007 <text:span text:style-name="T11">για </text:span><text:span text:style-name="T4">[DURATION]</text:span> <text:s/>από <text:span text:style-name="T3">[START_DATE]</text:span> μέχρι <text:span text:style-name="T5">[END_DATE]</text:span> διότι _______________ <text:span text:style-name="T1">__________________________________</text:span><text:span text:style-name="T2">_</text:span>.</text:p>
      <text:p text:style-name="P4"/>
      <text:p text:style-name="P3">Μαζί υποβάλλω και:</text:p>
      <text:p text:style-name="P3">α) Υπεύθυνη δήλωση με τον αριθμό ημερών κανονικής άδειας που έλαβα το τρέχον ημερολογιακό έτος. <text:span text:style-name="T10">(Μόνο για αποσπασμένους, που ανήκουν οργανικά σε άλλο νομό)</text:span></text:p>
      <text:p text:style-name="P7">β) <text:span text:style-name="T1">______________</text:span></text:p>
      <text:p text:style-name="P7">γ) <text:span text:style-name="T1">______________</text:span></text:p>
      <text:p text:style-name="P3"/>
      <text:p text:style-name="P3"/>
      <text:p text:style-name="P3"/>
      <text:p text:style-name="P11">Ημερομηνία: ……………………………..</text:p>
      <text:p text:style-name="P11"/>
      <text:p text:style-name="P12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2f3623" style:font-size-asian="10pt" style:font-size-complex="10pt"/>
    </style:style>
    <style:style style:name="MP2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  <style:footer>
        <text:p text:style-name="MP2">Πηγή φόρμας : http://dide.ira.sch.gr/adeies/170907085613ade170907a.zi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0:00</meta:creation-date>
    <dc:creator>Ιωάννης Χαριτάκης</dc:creator>
    <dc:date>2017-10-31T05:36:50.056639904</dc:date>
    <meta:print-date>2004-10-22T14:39:00</meta:print-date>
    <meta:editing-cycles>53</meta:editing-cycles>
    <meta:editing-duration>P24DT1H58M59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121" meta:character-count="1044" meta:non-whitespace-character-count="937"/>
  </office:meta>
</office:document-meta>
</file>